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5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0.7591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8311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7346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1.0236in"/>
    </style:style>
    <style:style style:name="co11" style:family="table-column">
      <style:table-column-properties fo:break-before="auto" style:column-width="0.74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6984in"/>
    </style:style>
    <style:style style:name="co14" style:family="table-column">
      <style:table-column-properties fo:break-before="auto" style:column-width="1.1807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0.5902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5417in"/>
    </style:style>
    <style:style style:name="co19" style:family="table-column">
      <style:table-column-properties fo:break-before="auto" style:column-width="0.5299in"/>
    </style:style>
    <style:style style:name="co20" style:family="table-column">
      <style:table-column-properties fo:break-before="auto" style:column-width="0.7827in"/>
    </style:style>
    <style:style style:name="co21" style:family="table-column">
      <style:table-column-properties fo:break-before="auto" style:column-width="4.9764in"/>
    </style:style>
    <style:style style:name="co22" style:family="table-column">
      <style:table-column-properties fo:break-before="auto" style:column-width="2.1201in"/>
    </style:style>
    <style:style style:name="co23" style:family="table-column">
      <style:table-column-properties fo:break-before="auto" style:column-width="2.072in"/>
    </style:style>
    <style:style style:name="co24" style:family="table-column">
      <style:table-column-properties fo:break-before="auto" style:column-width="2.4819in"/>
    </style:style>
    <style:style style:name="co25" style:family="table-column">
      <style:table-column-properties fo:break-before="auto" style:column-width="1.7346in"/>
    </style:style>
    <style:style style:name="co26" style:family="table-column">
      <style:table-column-properties fo:break-before="auto" style:column-width="1.8791in"/>
    </style:style>
    <style:style style:name="co27" style:family="table-column">
      <style:table-column-properties fo:break-before="auto" style:column-width="3.8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44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327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wrap-option="no-wrap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no-wrap"/>
      <style:text-properties style:font-name="Liberation Sans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color="#f10d0c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gres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2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2" table:number-rows-spanned="1">
            <text:p>INGRESOS PREVISTOS</text:p>
          </table:table-cell>
          <table:covered-table-cell table:style-name="ce25"/>
          <table:table-cell table:style-name="ce10"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20" office:value-type="string" calcext:value-type="string">
            <text:p>Servicio/Producto</text:p>
          </table:table-cell>
          <table:table-cell table:style-name="ce20" office:value-type="string" calcext:value-type="string">
            <text:p>Precio (€)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N.Usuarios</text:p>
          </table:table-cell>
          <table:table-cell table:style-name="ce22" office:value-type="string" calcext:value-type="string">
            <text:p>AÑO 5</text:p>
          </table:table-cell>
          <table:table-cell table:style-name="Default"/>
          <table:table-cell table:style-name="ce22" table:number-columns-repeated="16371"/>
        </table:table-row>
        <table:table-row table:style-name="ro4">
          <table:table-cell table:style-name="ce15" office:value-type="string" calcext:value-type="string">
            <text:p>Paquete Básico (año)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table:formula="of:=[.B5]*[.C5]" office:value-type="float" office:value="71250" calcext:value-type="float">
            <text:p>71250</text:p>
          </table:table-cell>
          <table:table-cell table:style-name="ce15" table:formula="of:=ROUND([.C5]*(1+[.B19])^1; 0)" office:value-type="float" office:value="1050" calcext:value-type="float">
            <text:p>1050</text:p>
          </table:table-cell>
          <table:table-cell table:style-name="ce15" table:formula="of:=[.B5]*[.E5]" office:value-type="float" office:value="99750" calcext:value-type="float">
            <text:p>99750</text:p>
          </table:table-cell>
          <table:table-cell table:style-name="ce15" table:formula="of:=ROUND([.C5]*(1+[.B19])^2; 0)" office:value-type="float" office:value="1470" calcext:value-type="float">
            <text:p>1470</text:p>
          </table:table-cell>
          <table:table-cell table:style-name="ce15" table:formula="of:=[.G5]*[.B5]" office:value-type="float" office:value="139650" calcext:value-type="float">
            <text:p>139650</text:p>
          </table:table-cell>
          <table:table-cell table:style-name="ce15" table:formula="of:=ROUND([.C5]*(1+[.B19])^3;0)" office:value-type="float" office:value="2058" calcext:value-type="float">
            <text:p>2058</text:p>
          </table:table-cell>
          <table:table-cell table:style-name="ce15" table:formula="of:=[.I5]*[.B5]" office:value-type="float" office:value="195510" calcext:value-type="float">
            <text:p>195510</text:p>
          </table:table-cell>
          <table:table-cell table:style-name="ce28" table:formula="of:=ROUND([.C5]*(1+[.B19])^4;0)" office:value-type="float" office:value="2881" calcext:value-type="float">
            <text:p>2881</text:p>
          </table:table-cell>
          <table:table-cell table:style-name="ce28" table:formula="of:=[.K5]*[.B5]" office:value-type="float" office:value="273695" calcext:value-type="float">
            <text:p>273695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aquete Profesional (año)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table:formula="of:=[.B6]*[.C6]" office:value-type="float" office:value="52500" calcext:value-type="float">
            <text:p>52500</text:p>
          </table:table-cell>
          <table:table-cell table:style-name="ce15" table:formula="of:=ROUND([.C6]*(1+[.B19])^1; 0)" office:value-type="float" office:value="350" calcext:value-type="float">
            <text:p>350</text:p>
          </table:table-cell>
          <table:table-cell table:style-name="ce15" table:formula="of:=[.B6]*[.E6]" office:value-type="float" office:value="73500" calcext:value-type="float">
            <text:p>73500</text:p>
          </table:table-cell>
          <table:table-cell table:style-name="ce15" table:formula="of:=ROUND([.C6]*(1+[.B19])^2; 0)" office:value-type="float" office:value="490" calcext:value-type="float">
            <text:p>490</text:p>
          </table:table-cell>
          <table:table-cell table:style-name="ce15" table:formula="of:=[.G6]*[.B6]" office:value-type="float" office:value="102900" calcext:value-type="float">
            <text:p>102900</text:p>
          </table:table-cell>
          <table:table-cell table:style-name="ce15" table:formula="of:=ROUND([.C6]*(1+[.B19])^3;0)" office:value-type="float" office:value="686" calcext:value-type="float">
            <text:p>686</text:p>
          </table:table-cell>
          <table:table-cell table:style-name="ce15" table:formula="of:=[.I6]*[.B6]" office:value-type="float" office:value="144060" calcext:value-type="float">
            <text:p>144060</text:p>
          </table:table-cell>
          <table:table-cell table:style-name="ce28" table:formula="of:=ROUND([.C6]*(1+[.B19])^4;0)" office:value-type="float" office:value="960" calcext:value-type="float">
            <text:p>960</text:p>
          </table:table-cell>
          <table:table-cell table:style-name="ce28" table:formula="of:=[.K6]*[.B6]" office:value-type="float" office:value="201600" calcext:value-type="float">
            <text:p>20160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Paquete Enterprise (año)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[.B7]*[.C7]" office:value-type="float" office:value="26400" calcext:value-type="float">
            <text:p>26400</text:p>
          </table:table-cell>
          <table:table-cell table:style-name="ce15" table:formula="of:=ROUND([.C7]*(1+[.B19])^1; 0)" office:value-type="float" office:value="84" calcext:value-type="float">
            <text:p>84</text:p>
          </table:table-cell>
          <table:table-cell table:style-name="ce15" table:formula="of:=[.B7]*[.E7]" office:value-type="float" office:value="36960" calcext:value-type="float">
            <text:p>36960</text:p>
          </table:table-cell>
          <table:table-cell table:style-name="ce15" table:formula="of:=ROUND([.C7]*(1+[.B19])^2; 0)" office:value-type="float" office:value="118" calcext:value-type="float">
            <text:p>118</text:p>
          </table:table-cell>
          <table:table-cell table:style-name="ce15" table:formula="of:=[.G7]*[.B7]" office:value-type="float" office:value="51920" calcext:value-type="float">
            <text:p>51920</text:p>
          </table:table-cell>
          <table:table-cell table:style-name="ce15" table:formula="of:=ROUND([.C7]*(1+[.B19])^3;0)" office:value-type="float" office:value="165" calcext:value-type="float">
            <text:p>165</text:p>
          </table:table-cell>
          <table:table-cell table:style-name="ce15" table:formula="of:=[.I7]*[.B7]" office:value-type="float" office:value="72600" calcext:value-type="float">
            <text:p>72600</text:p>
          </table:table-cell>
          <table:table-cell table:style-name="ce28" table:formula="of:=ROUND([.C7]*(1+[.B19])^4;0)" office:value-type="float" office:value="230" calcext:value-type="float">
            <text:p>230</text:p>
          </table:table-cell>
          <table:table-cell table:style-name="ce28" table:formula="of:=[.K7]*[.B7]" office:value-type="float" office:value="101200" calcext:value-type="float">
            <text:p>101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SEO Avanzado (módulo anual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[.B8]*[.C8]" office:value-type="float" office:value="3500" calcext:value-type="float">
            <text:p>3500</text:p>
          </table:table-cell>
          <table:table-cell table:style-name="ce15" table:formula="of:=ROUND([.C8]*(1+[.B19])^1; 0)" office:value-type="float" office:value="70" calcext:value-type="float">
            <text:p>70</text:p>
          </table:table-cell>
          <table:table-cell table:style-name="ce15" table:formula="of:=[.B8]*[.E8]" office:value-type="float" office:value="4900" calcext:value-type="float">
            <text:p>4900</text:p>
          </table:table-cell>
          <table:table-cell table:style-name="ce15" table:formula="of:=ROUND([.C8]*(1+[.B19])^2; 0)" office:value-type="float" office:value="98" calcext:value-type="float">
            <text:p>98</text:p>
          </table:table-cell>
          <table:table-cell table:style-name="ce15" table:formula="of:=[.G8]*[.B8]" office:value-type="float" office:value="6860" calcext:value-type="float">
            <text:p>6860</text:p>
          </table:table-cell>
          <table:table-cell table:style-name="ce15" table:formula="of:=ROUND([.C8]*(1+[.B19])^3;0)" office:value-type="float" office:value="137" calcext:value-type="float">
            <text:p>137</text:p>
          </table:table-cell>
          <table:table-cell table:style-name="ce15" table:formula="of:=[.I8]*[.B8]" office:value-type="float" office:value="9590" calcext:value-type="float">
            <text:p>9590</text:p>
          </table:table-cell>
          <table:table-cell table:style-name="ce28" table:formula="of:=ROUND([.C8]*(1+[.B19])^4;0)" office:value-type="float" office:value="192" calcext:value-type="float">
            <text:p>192</text:p>
          </table:table-cell>
          <table:table-cell table:style-name="ce28" table:formula="of:=[.K8]*[.B8]" office:value-type="float" office:value="13440" calcext:value-type="float">
            <text:p>1344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Analíticas Personalizadas (año)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[.B9]*[.C9]" office:value-type="float" office:value="11200" calcext:value-type="float">
            <text:p>11200</text:p>
          </table:table-cell>
          <table:table-cell table:style-name="ce15" table:formula="of:=ROUND([.C9]*(1+[.B19])^1; 0)" office:value-type="float" office:value="20" calcext:value-type="float">
            <text:p>20</text:p>
          </table:table-cell>
          <table:table-cell table:style-name="ce15" table:formula="of:=[.B9]*[.E9]" office:value-type="float" office:value="16000" calcext:value-type="float">
            <text:p>16000</text:p>
          </table:table-cell>
          <table:table-cell table:style-name="ce15" table:formula="of:=ROUND([.C9]*(1+[.B19])^2; 0)" office:value-type="float" office:value="27" calcext:value-type="float">
            <text:p>27</text:p>
          </table:table-cell>
          <table:table-cell table:style-name="ce15" table:formula="of:=[.G9]*[.B9]" office:value-type="float" office:value="21600" calcext:value-type="float">
            <text:p>21600</text:p>
          </table:table-cell>
          <table:table-cell table:style-name="ce15" table:formula="of:=ROUND([.C9]*(1+[.B19])^3;0)" office:value-type="float" office:value="38" calcext:value-type="float">
            <text:p>38</text:p>
          </table:table-cell>
          <table:table-cell table:style-name="ce15" table:formula="of:=[.I9]*[.B9]" office:value-type="float" office:value="30400" calcext:value-type="float">
            <text:p>30400</text:p>
          </table:table-cell>
          <table:table-cell table:style-name="ce28" table:formula="of:=ROUND([.C9]*(1+[.B19])^4;0)" office:value-type="float" office:value="54" calcext:value-type="float">
            <text:p>54</text:p>
          </table:table-cell>
          <table:table-cell table:style-name="ce28" table:formula="of:=[.K9]*[.B9]" office:value-type="float" office:value="43200" calcext:value-type="float">
            <text:p>43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Backups Avanzados (año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[.B10]*[.C10]" office:value-type="float" office:value="1400" calcext:value-type="float">
            <text:p>1400</text:p>
          </table:table-cell>
          <table:table-cell table:style-name="ce15" table:formula="of:=ROUND([.C10]*(1+[.B19])^1; 0)" office:value-type="float" office:value="28" calcext:value-type="float">
            <text:p>28</text:p>
          </table:table-cell>
          <table:table-cell table:style-name="ce15" table:formula="of:=[.B10]*[.E10]" office:value-type="float" office:value="1960" calcext:value-type="float">
            <text:p>1960</text:p>
          </table:table-cell>
          <table:table-cell table:style-name="ce15" table:formula="of:=ROUND([.C10]*(1+[.B19])^2; 0)" office:value-type="float" office:value="39" calcext:value-type="float">
            <text:p>39</text:p>
          </table:table-cell>
          <table:table-cell table:style-name="ce15" table:formula="of:=[.G10]*[.B10]" office:value-type="float" office:value="2730" calcext:value-type="float">
            <text:p>2730</text:p>
          </table:table-cell>
          <table:table-cell table:style-name="ce15" table:formula="of:=ROUND([.C10]*(1+[.B19])^3;0)" office:value-type="float" office:value="55" calcext:value-type="float">
            <text:p>55</text:p>
          </table:table-cell>
          <table:table-cell table:style-name="ce15" table:formula="of:=[.I10]*[.B10]" office:value-type="float" office:value="3850" calcext:value-type="float">
            <text:p>3850</text:p>
          </table:table-cell>
          <table:table-cell table:style-name="ce28" table:formula="of:=ROUND([.C10]*(1+[.B19])^4;0)" office:value-type="float" office:value="77" calcext:value-type="float">
            <text:p>77</text:p>
          </table:table-cell>
          <table:table-cell table:style-name="ce28" table:formula="of:=[.K10]*[.B10]" office:value-type="float" office:value="5390" calcext:value-type="float">
            <text:p>539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Almacenamiento Extra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[.B11]*[.C11]" office:value-type="float" office:value="1800" calcext:value-type="float">
            <text:p>1800</text:p>
          </table:table-cell>
          <table:table-cell table:style-name="ce15" table:formula="of:=ROUND([.C11]*(1+[.B19])^1; 0)" office:value-type="float" office:value="50" calcext:value-type="float">
            <text:p>50</text:p>
          </table:table-cell>
          <table:table-cell table:style-name="ce15" table:formula="of:=[.B11]*[.E11]" office:value-type="float" office:value="2500" calcext:value-type="float">
            <text:p>2500</text:p>
          </table:table-cell>
          <table:table-cell table:style-name="ce15" table:formula="of:=ROUND([.C11]*(1+[.B19])^2; 0)" office:value-type="float" office:value="71" calcext:value-type="float">
            <text:p>71</text:p>
          </table:table-cell>
          <table:table-cell table:style-name="ce15" table:formula="of:=[.G11]*[.B11]" office:value-type="float" office:value="3550" calcext:value-type="float">
            <text:p>3550</text:p>
          </table:table-cell>
          <table:table-cell table:style-name="ce15" table:formula="of:=ROUND([.C11]*(1+[.B19])^3;0)" office:value-type="float" office:value="99" calcext:value-type="float">
            <text:p>99</text:p>
          </table:table-cell>
          <table:table-cell table:style-name="ce15" table:formula="of:=[.I11]*[.B11]" office:value-type="float" office:value="4950" calcext:value-type="float">
            <text:p>4950</text:p>
          </table:table-cell>
          <table:table-cell table:style-name="ce28" table:formula="of:=ROUND([.C11]*(1+[.B19])^4;0)" office:value-type="float" office:value="138" calcext:value-type="float">
            <text:p>138</text:p>
          </table:table-cell>
          <table:table-cell table:style-name="ce28" table:formula="of:=[.K11]*[.B11]" office:value-type="float" office:value="6900" calcext:value-type="float">
            <text:p>6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lantillas Premium (año)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2]*[.C12]" office:value-type="float" office:value="480" calcext:value-type="float">
            <text:p>480</text:p>
          </table:table-cell>
          <table:table-cell table:style-name="ce15" table:formula="of:=ROUND([.C12]*(1+[.B19])^1; 0)" office:value-type="float" office:value="11" calcext:value-type="float">
            <text:p>11</text:p>
          </table:table-cell>
          <table:table-cell table:style-name="ce15" table:formula="of:=[.B12]*[.E12]" office:value-type="float" office:value="660" calcext:value-type="float">
            <text:p>660</text:p>
          </table:table-cell>
          <table:table-cell table:style-name="ce15" table:formula="of:=ROUND([.C12]*(1+[.B19])^2; 0)" office:value-type="float" office:value="16" calcext:value-type="float">
            <text:p>16</text:p>
          </table:table-cell>
          <table:table-cell table:style-name="ce15" table:formula="of:=[.G12]*[.B12]" office:value-type="float" office:value="960" calcext:value-type="float">
            <text:p>960</text:p>
          </table:table-cell>
          <table:table-cell table:style-name="ce15" table:formula="of:=ROUND([.C12]*(1+[.B19])^3;0)" office:value-type="float" office:value="22" calcext:value-type="float">
            <text:p>22</text:p>
          </table:table-cell>
          <table:table-cell table:style-name="ce15" table:formula="of:=[.I12]*[.B12]" office:value-type="float" office:value="1320" calcext:value-type="float">
            <text:p>1320</text:p>
          </table:table-cell>
          <table:table-cell table:style-name="ce28" table:formula="of:=ROUND([.C12]*(1+[.B19])^4;0)" office:value-type="float" office:value="31" calcext:value-type="float">
            <text:p>31</text:p>
          </table:table-cell>
          <table:table-cell table:style-name="ce28" table:formula="of:=[.K12]*[.B12]" office:value-type="float" office:value="1860" calcext:value-type="float">
            <text:p>186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Dominios Premium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formula="of:=[.B13]*[.C13]" office:value-type="float" office:value="750" calcext:value-type="float">
            <text:p>750</text:p>
          </table:table-cell>
          <table:table-cell table:style-name="ce15" table:formula="of:=ROUND([.C13]*(1+[.B19])^1; 0)" office:value-type="float" office:value="21" calcext:value-type="float">
            <text:p>21</text:p>
          </table:table-cell>
          <table:table-cell table:style-name="ce15" table:formula="of:=[.B13]*[.E13]" office:value-type="float" office:value="1050" calcext:value-type="float">
            <text:p>1050</text:p>
          </table:table-cell>
          <table:table-cell table:style-name="ce15" table:formula="of:=ROUND([.C13]*(1+[.B19])^2; 0)" office:value-type="float" office:value="29" calcext:value-type="float">
            <text:p>29</text:p>
          </table:table-cell>
          <table:table-cell table:style-name="ce15" table:formula="of:=[.G13]*[.B13]" office:value-type="float" office:value="1450" calcext:value-type="float">
            <text:p>1450</text:p>
          </table:table-cell>
          <table:table-cell table:style-name="ce15" table:formula="of:=ROUND([.C13]*(1+[.B19])^3;0)" office:value-type="float" office:value="41" calcext:value-type="float">
            <text:p>41</text:p>
          </table:table-cell>
          <table:table-cell table:style-name="ce15" table:formula="of:=[.I13]*[.B13]" office:value-type="float" office:value="2050" calcext:value-type="float">
            <text:p>2050</text:p>
          </table:table-cell>
          <table:table-cell table:style-name="ce28" table:formula="of:=ROUND([.C13]*(1+[.B19])^4;0)" office:value-type="float" office:value="58" calcext:value-type="float">
            <text:p>58</text:p>
          </table:table-cell>
          <table:table-cell table:style-name="ce28" table:formula="of:=[.K13]*[.B13]" office:value-type="float" office:value="2900" calcext:value-type="float">
            <text:p>2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Consultoría Técnica (servicios)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B14]*[.C14]" office:value-type="float" office:value="90000" calcext:value-type="float">
            <text:p>90000</text:p>
          </table:table-cell>
          <table:table-cell table:style-name="ce15" table:formula="of:=ROUND([.C14]*(1+[.B19])^1; 0)" office:value-type="float" office:value="42" calcext:value-type="float">
            <text:p>42</text:p>
          </table:table-cell>
          <table:table-cell table:style-name="ce15" table:formula="of:=[.B14]*[.E14]" office:value-type="float" office:value="126000" calcext:value-type="float">
            <text:p>126000</text:p>
          </table:table-cell>
          <table:table-cell table:style-name="ce15" table:formula="of:=ROUND([.C14]*(1+[.B19])^2; 0)" office:value-type="float" office:value="59" calcext:value-type="float">
            <text:p>59</text:p>
          </table:table-cell>
          <table:table-cell table:style-name="ce15" table:formula="of:=[.G14]*[.B14]" office:value-type="float" office:value="177000" calcext:value-type="float">
            <text:p>177000</text:p>
          </table:table-cell>
          <table:table-cell table:style-name="ce15" table:formula="of:=ROUND([.C14]*(1+[.B19])^3;0)" office:value-type="float" office:value="82" calcext:value-type="float">
            <text:p>82</text:p>
          </table:table-cell>
          <table:table-cell table:style-name="ce15" table:formula="of:=[.I14]*[.B14]" office:value-type="float" office:value="246000" calcext:value-type="float">
            <text:p>246000</text:p>
          </table:table-cell>
          <table:table-cell table:style-name="ce28" table:formula="of:=ROUND([.C14]*(1+[.B19])^4;0)" office:value-type="float" office:value="115" calcext:value-type="float">
            <text:p>115</text:p>
          </table:table-cell>
          <table:table-cell table:style-name="ce28" table:formula="of:=[.K14]*[.B14]" office:value-type="float" office:value="345000" calcext:value-type="float">
            <text:p>345000</text:p>
          </table:table-cell>
          <table:table-cell table:style-name="Default"/>
          <table:table-cell table:style-name="ce28" table:number-columns-repeated="16371"/>
        </table:table-row>
        <table:table-row table:style-name="ro7">
          <table:table-cell table:style-name="ce15" office:value-type="string" calcext:value-type="string">
            <text:p>Comisiones B2B2C (% ventas)</text:p>
          </table:table-cell>
          <table:table-cell table:style-name="ce15" table:number-columns-repeated="2"/>
          <table:table-cell table:style-name="ce15" office:value-type="float" office:value="600" calcext:value-type="float">
            <text:p>600</text:p>
          </table:table-cell>
          <table:table-cell table:style-name="ce15"/>
          <table:table-cell table:style-name="ce15" office:value-type="float" office:value="1600" calcext:value-type="float">
            <text:p>1600</text:p>
          </table:table-cell>
          <table:table-cell table:style-name="ce15"/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office:value-type="float" office:value="19000" calcext:value-type="float">
            <text:p>19000</text:p>
          </table:table-cell>
          <table:table-cell table:style-name="ce28"/>
          <table:table-cell table:style-name="ce28" office:value-type="float" office:value="39000" calcext:value-type="float">
            <text:p>39000</text:p>
          </table:table-cell>
          <table:table-cell table:style-name="Default"/>
          <table:table-cell table:style-name="ce28" table:number-columns-repeated="16371"/>
        </table:table-row>
        <table:table-row table:style-name="ro1">
          <table:table-cell table:style-name="ce22" office:value-type="string" calcext:value-type="string">
            <text:p>Total Ingresos Anuales Previstos (€)</text:p>
          </table:table-cell>
          <table:table-cell table:style-name="ce26" table:number-columns-repeated="2"/>
          <table:table-cell table:style-name="ce26" table:formula="of:=SUM([.D5:.D15])" office:value-type="float" office:value="259880" calcext:value-type="float">
            <text:p>259880</text:p>
          </table:table-cell>
          <table:table-cell table:style-name="ce26"/>
          <table:table-cell table:style-name="ce26" table:formula="of:=SUM([.F5:.F15])" office:value-type="float" office:value="364880" calcext:value-type="float">
            <text:p>364880</text:p>
          </table:table-cell>
          <table:table-cell table:style-name="ce26"/>
          <table:table-cell table:style-name="ce26" table:formula="of:=SUM([.H5:.H15])" office:value-type="float" office:value="513620" calcext:value-type="float">
            <text:p>513620</text:p>
          </table:table-cell>
          <table:table-cell table:style-name="ce26"/>
          <table:table-cell table:style-name="ce26" table:formula="of:=SUM([.J5:.J15])" office:value-type="float" office:value="729330" calcext:value-type="float">
            <text:p>729330</text:p>
          </table:table-cell>
          <table:table-cell table:style-name="ce26"/>
          <table:table-cell table:style-name="ce26" table:formula="of:=SUM([.L5:.L15])" office:value-type="float" office:value="1034185" calcext:value-type="float">
            <text:p>1034185</text:p>
          </table:table-cell>
          <table:table-cell table:style-name="Default"/>
          <table:table-cell table:style-name="ce26"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8">
          <table:table-cell table:style-name="ce9" office:value-type="string" calcext:value-type="string">
            <text:p>Tase Prevista de crecimiento (%)</text:p>
          </table:table-cell>
          <table:table-cell table:style-name="ce9" office:value-type="float" office:value="0.4" calcext:value-type="float">
            <text:p>0.4</text:p>
          </table:table-cell>
          <table:table-cell table:style-name="Default"/>
          <table:table-cell table:number-columns-repeated="16381"/>
        </table:table-row>
        <table:table-row table:style-name="ro9">
          <table:table-cell table:style-name="ce5"/>
          <table:table-cell table:style-name="Default" table:number-columns-repeated="2"/>
          <table:table-cell table:style-name="ce5" table:number-columns-repeated="1638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stos Personal y SS" table:style-name="ta1"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1" table:default-cell-style-name="ce18"/>
        <table:table-column table:style-name="co19" table:default-cell-style-name="ce18"/>
        <table:table-column table:style-name="co20" table:default-cell-style-name="ce18"/>
        <table:table-column table:style-name="co8" table:default-cell-style-name="ce18"/>
        <table:table-column table:style-name="co15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3"/>
        </table:table-row>
        <table:table-row table:style-name="ro2">
          <table:table-cell table:style-name="ce29" office:value-type="string" calcext:value-type="string" table:number-columns-spanned="6" table:number-rows-spanned="1">
            <text:p><text:s/>EVOLUCIÓN GASTOS PERSONAL</text:p>
          </table:table-cell>
          <table:covered-table-cell table:number-columns-repeated="4" table:style-name="ce10"/>
          <table:covered-table-cell/>
          <table:table-cell table:number-columns-repeated="16377"/>
        </table:table-row>
        <table:table-row table:style-name="ro1">
          <table:table-cell table:number-columns-repeated="16383"/>
        </table:table-row>
        <table:table-row table:style-name="ro4">
          <table:table-cell table:style-name="ce20" office:value-type="string" calcext:value-type="string">
            <text:p>Personal</text:p>
          </table:table-cell>
          <table:table-cell table:style-name="ce20" office:value-type="string" calcext:value-type="string">
            <text:p>Sueldo Bruto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AÑO 5</text:p>
          </table:table-cell>
          <table:table-cell table:style-name="ce22" table:number-columns-repeated="10"/>
          <table:table-cell table:style-name="ce2" table:number-columns-repeated="16361"/>
        </table:table-row>
        <table:table-row table:style-name="ro10">
          <table:table-cell table:style-name="ce15" office:value-type="string" calcext:value-type="string">
            <text:p>Científico de Datos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5]*[.B5]" office:value-type="float" office:value="60000" calcext:value-type="float">
            <text:p>6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5]*[.B5]" office:value-type="float" office:value="90000" calcext:value-type="float">
            <text:p>90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G5]*[.B5]" office:value-type="float" office:value="120000" calcext:value-type="float">
            <text:p>12000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I5]*[.B5]" office:value-type="float" office:value="150000" calcext:value-type="float">
            <text:p>15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5]*[.B5]" office:value-type="float" office:value="180000" calcext:value-type="float">
            <text:p>18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Desarrolladores FullStack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6]*[.B6]" office:value-type="float" office:value="50000" calcext:value-type="float">
            <text:p>5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6]*[.B6]" office:value-type="float" office:value="50000" calcext:value-type="float">
            <text:p>5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6]*[.B6]" office:value-type="float" office:value="75000" calcext:value-type="float">
            <text:p>75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I6]*[.B6]" office:value-type="float" office:value="100000" calcext:value-type="float">
            <text:p>10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6]*[.B6]" office:value-type="float" office:value="150000" calcext:value-type="float">
            <text:p>15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Atención al cliente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7]*[.B7]" office:value-type="float" office:value="20000" calcext:value-type="float">
            <text:p>2000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K7]*[.B7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Marketing/Comercial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8]*[.B8]" office:value-type="float" office:value="48000" calcext:value-type="float">
            <text:p>48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8]*[.B8]" office:value-type="float" office:value="48000" calcext:value-type="float">
            <text:p>48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8]*[.B8]" office:value-type="float" office:value="72000" calcext:value-type="float">
            <text:p>72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I8]*[.B8]" office:value-type="float" office:value="72000" calcext:value-type="float">
            <text:p>7200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K8]*[.B8]" office:value-type="float" office:value="72000" calcext:value-type="float">
            <text:p>7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Gerent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9]*[.B9]" office:value-type="float" office:value="40000" calcext:value-type="float">
            <text:p>4000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K9]*[.B9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Total Sueldos sin S.S (€)</text:p>
          </table:table-cell>
          <table:table-cell table:style-name="ce15" table:number-columns-repeated="2"/>
          <table:table-cell table:style-name="ce15" table:formula="of:=SUM([.D5:.D9])" office:value-type="float" office:value="218000" calcext:value-type="float">
            <text:p>218000</text:p>
          </table:table-cell>
          <table:table-cell table:style-name="ce15"/>
          <table:table-cell table:style-name="ce15" table:formula="of:=SUM([.F5:.F9])" office:value-type="float" office:value="248000" calcext:value-type="float">
            <text:p>248000</text:p>
          </table:table-cell>
          <table:table-cell table:style-name="ce15"/>
          <table:table-cell table:style-name="ce15" table:formula="of:=SUM([.H5:.H9])" office:value-type="float" office:value="327000" calcext:value-type="float">
            <text:p>327000</text:p>
          </table:table-cell>
          <table:table-cell table:style-name="ce15"/>
          <table:table-cell table:style-name="ce15" table:formula="of:=SUM([.J5:.J9])" office:value-type="float" office:value="382000" calcext:value-type="float">
            <text:p>382000</text:p>
          </table:table-cell>
          <table:table-cell table:style-name="ce28"/>
          <table:table-cell table:style-name="ce28" table:formula="of:=SUM([.L5:.L9])" office:value-type="float" office:value="482000" calcext:value-type="float">
            <text:p>48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Seguridad Social (33%)</text:p>
          </table:table-cell>
          <table:table-cell table:style-name="ce15" table:number-columns-repeated="2"/>
          <table:table-cell table:style-name="ce15" table:formula="of:=0.3*[.D10]" office:value-type="float" office:value="65400" calcext:value-type="float">
            <text:p>65400</text:p>
          </table:table-cell>
          <table:table-cell table:style-name="ce15"/>
          <table:table-cell table:style-name="ce15" table:formula="of:=0.3*[.F10]" office:value-type="float" office:value="74400" calcext:value-type="float">
            <text:p>74400</text:p>
          </table:table-cell>
          <table:table-cell table:style-name="ce15"/>
          <table:table-cell table:style-name="ce15" table:formula="of:=0.3*[.H10]" office:value-type="float" office:value="98100" calcext:value-type="float">
            <text:p>98100</text:p>
          </table:table-cell>
          <table:table-cell table:style-name="ce15"/>
          <table:table-cell table:style-name="ce15" table:formula="of:=0.3*[.J10]" office:value-type="float" office:value="114600" calcext:value-type="float">
            <text:p>114600</text:p>
          </table:table-cell>
          <table:table-cell table:style-name="ce28"/>
          <table:table-cell table:style-name="ce28" table:formula="of:=0.3*[.L10]" office:value-type="float" office:value="144600" calcext:value-type="float">
            <text:p>1446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22" office:value-type="string" calcext:value-type="string">
            <text:p>Total Gastos Personal (€)</text:p>
          </table:table-cell>
          <table:table-cell table:style-name="ce26"/>
          <table:table-cell table:style-name="ce26" table:formula="of:=SUM([.C5:.C9])" office:value-type="float" office:value="8" calcext:value-type="float">
            <text:p>8</text:p>
          </table:table-cell>
          <table:table-cell table:style-name="ce26" table:formula="of:=SUM([.D10:.D11])" office:value-type="float" office:value="283400" calcext:value-type="float">
            <text:p>283400</text:p>
          </table:table-cell>
          <table:table-cell table:style-name="ce26" table:formula="of:=SUM([.E5:.E9])" office:value-type="float" office:value="9" calcext:value-type="float">
            <text:p>9</text:p>
          </table:table-cell>
          <table:table-cell table:style-name="ce26" table:formula="of:=SUM([.F10:.F11])" office:value-type="float" office:value="322400" calcext:value-type="float">
            <text:p>322400</text:p>
          </table:table-cell>
          <table:table-cell table:style-name="ce26" table:formula="of:=SUM([.G5:.G9])" office:value-type="float" office:value="12" calcext:value-type="float">
            <text:p>12</text:p>
          </table:table-cell>
          <table:table-cell table:style-name="ce26" table:formula="of:=SUM([.H10:.H11])" office:value-type="float" office:value="425100" calcext:value-type="float">
            <text:p>425100</text:p>
          </table:table-cell>
          <table:table-cell table:style-name="ce26" table:formula="of:=SUM([.I5:.I9])" office:value-type="float" office:value="14" calcext:value-type="float">
            <text:p>14</text:p>
          </table:table-cell>
          <table:table-cell table:style-name="ce26" table:formula="of:=SUM([.J10:.J11])" office:value-type="float" office:value="496600" calcext:value-type="float">
            <text:p>496600</text:p>
          </table:table-cell>
          <table:table-cell table:style-name="ce26" table:formula="of:=SUM([.K5:.K9])" office:value-type="float" office:value="18" calcext:value-type="float">
            <text:p>18</text:p>
          </table:table-cell>
          <table:table-cell table:style-name="ce26" table:formula="of:=SUM([.L10:.L11])" office:value-type="float" office:value="626600" calcext:value-type="float">
            <text:p>626600</text:p>
          </table:table-cell>
          <table:table-cell table:style-name="ce26" table:number-columns-repeated="10"/>
          <table:table-cell table:style-name="ce4" table:number-columns-repeated="16361"/>
        </table:table-row>
        <table:table-row table:style-name="ro1" table:number-rows-repeated="3">
          <table:table-cell table:number-columns-repeated="16383"/>
        </table:table-row>
        <table:table-row table:style-name="ro9">
          <table:table-cell table:style-name="ce9" table:number-columns-repeated="2"/>
          <table:table-cell table:style-name="ce5" table:number-columns-repeated="16381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astos Totales" table:style-name="ta1">
        <table:table-column table:style-name="co21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2" table:number-rows-spanned="1">
            <text:p>PREVISIÓN GASTOS TOTALES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0">
          <table:table-cell table:style-name="ce13" office:value-type="string" calcext:value-type="string">
            <text:p>Cuenta</text:p>
          </table:table-cell>
          <table:table-cell table:style-name="ce13" office:value-type="string" calcext:value-type="string">
            <text:p>AÑO 1</text:p>
          </table:table-cell>
          <table:table-cell table:style-name="ce13" office:value-type="string" calcext:value-type="string">
            <text:p>AÑO 2</text:p>
          </table:table-cell>
          <table:table-cell table:style-name="ce13" office:value-type="string" calcext:value-type="string">
            <text:p>AÑO 3</text:p>
          </table:table-cell>
          <table:table-cell table:style-name="ce13" office:value-type="string" calcext:value-type="string">
            <text:p>AÑO 4</text:p>
          </table:table-cell>
          <table:table-cell table:style-name="ce13" office:value-type="string" calcext:value-type="string">
            <text:p>AÑO 5</text:p>
          </table:table-cell>
          <table:table-cell table:style-name="ce13" table:number-columns-repeated="16378"/>
        </table:table-row>
        <table:table-row table:style-name="ro11">
          <table:table-cell table:style-name="ce14" office:value-type="string" calcext:value-type="string">
            <text:p>GASTOS VARIABLES (asociados a volumen de usuarios) (€)</text:p>
          </table:table-cell>
          <table:table-cell table:number-columns-repeated="16383"/>
        </table:table-row>
        <table:table-row table:style-name="ro3">
          <table:table-cell table:style-name="ce15" office:value-type="string" calcext:value-type="string">
            <text:p>Costes Cloud (AWS/Azure/GCP)</text:p>
          </table:table-cell>
          <table:table-cell table:style-name="ce15" office:value-type="float" office:value="8850" calcext:value-type="float">
            <text:p>8850</text:p>
          </table:table-cell>
          <table:table-cell table:style-name="ce15" office:value-type="float" office:value="12200" calcext:value-type="float">
            <text:p>122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24000" calcext:value-type="float">
            <text:p>24000</text:p>
          </table:table-cell>
          <table:table-cell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PIs de IA (OpenAI, Anthropic, etc.)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5" office:value-type="float" office:value="15900" calcext:value-type="float">
            <text:p>15900</text:p>
          </table:table-cell>
          <table:table-cell table:style-name="ce15" office:value-type="float" office:value="22300" calcext:value-type="float">
            <text:p>22300</text:p>
          </table:table-cell>
          <table:table-cell table:style-name="ce15"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">
          <table:table-cell table:style-name="ce15" table:number-columns-repeated="5"/>
          <table:table-cell table:number-columns-repeated="16379"/>
        </table:table-row>
        <table:table-row table:style-name="ro11">
          <table:table-cell table:style-name="ce14" office:value-type="string" calcext:value-type="string">
            <text:p>GASTOS FIJ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 </text:p>
          </table:table-cell>
          <table:table-cell table:formula="of:=[$'Gastos Personal y SS'.D10]" office:value-type="float" office:value="218000" calcext:value-type="float">
            <text:p>218000</text:p>
          </table:table-cell>
          <table:table-cell table:formula="of:=[$'Gastos Personal y SS'.F10]" office:value-type="float" office:value="248000" calcext:value-type="float">
            <text:p>248000</text:p>
          </table:table-cell>
          <table:table-cell table:formula="of:=[$'Gastos Personal y SS'.H10]" office:value-type="float" office:value="327000" calcext:value-type="float">
            <text:p>327000</text:p>
          </table:table-cell>
          <table:table-cell table:formula="of:=[$'Gastos Personal y SS'.J10]" office:value-type="float" office:value="382000" calcext:value-type="float">
            <text:p>382000</text:p>
          </table:table-cell>
          <table:table-cell table:formula="of:=[$'Gastos Personal y SS'.L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Personal y SS'.D11]" office:value-type="float" office:value="65400" calcext:value-type="float">
            <text:p>65400</text:p>
          </table:table-cell>
          <table:table-cell table:formula="of:=[$'Gastos Personal y SS'.F11]" office:value-type="float" office:value="74400" calcext:value-type="float">
            <text:p>74400</text:p>
          </table:table-cell>
          <table:table-cell table:formula="of:=[$'Gastos Personal y SS'.H11]" office:value-type="float" office:value="98100" calcext:value-type="float">
            <text:p>98100</text:p>
          </table:table-cell>
          <table:table-cell table:formula="of:=[$'Gastos Personal y SS'.J11]" office:value-type="float" office:value="114600" calcext:value-type="float">
            <text:p>114600</text:p>
          </table:table-cell>
          <table:table-cell table:formula="of:=[$'Gastos Personal y SS'.L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lquiler oficina (opcional)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Teletrabajo (VPN/herramientas)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MARKETING DIGI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ogle Ads/Meta Ads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binars/Contenido SEO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rias digitales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ADMINISTRACIÓN Y LEG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esoría legal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TRIBUTOS (IBI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0">
          <table:table-cell table:style-name="ce16" office:value-type="string" calcext:value-type="string">
            <text:p>TOTAL GASTOS (€)</text:p>
          </table:table-cell>
          <table:table-cell table:style-name="ce17" table:formula="of:=SUM([.B6:.B24])" office:value-type="float" office:value="319650" calcext:value-type="float">
            <text:p>319650</text:p>
          </table:table-cell>
          <table:table-cell table:style-name="ce17" table:formula="of:=SUM([.C6:.C24])" office:value-type="float" office:value="376000" calcext:value-type="float">
            <text:p>376000</text:p>
          </table:table-cell>
          <table:table-cell table:style-name="ce17" table:formula="of:=SUM([.D6:.D24])" office:value-type="float" office:value="498400" calcext:value-type="float">
            <text:p>498400</text:p>
          </table:table-cell>
          <table:table-cell table:style-name="ce17" table:formula="of:=SUM([.E6:.E24])" office:value-type="float" office:value="593100" calcext:value-type="float">
            <text:p>593100</text:p>
          </table:table-cell>
          <table:table-cell table:style-name="ce17" table:formula="of:=SUM([.F6:.F24])" office:value-type="float" office:value="749600" calcext:value-type="float">
            <text:p>749600</text:p>
          </table:table-cell>
          <table:table-cell table:style-name="ce17" table:number-columns-repeated="16378"/>
        </table:table-row>
      </table:table>
      <table:table table:name="Amortizacione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6379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3" table:number-rows-spanned="1">
            <text:p>PLAN DE AMORTIZACIÓN</text:p>
          </table:table-cell>
          <table:covered-table-cell table:style-name="ce33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8" office:value-type="string" calcext:value-type="string">
            <text:p>Tipo de activo no corriente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Plazo de amortización</text:p>
          </table:table-cell>
          <table:table-cell table:style-name="ce38" office:value-type="string" calcext:value-type="string">
            <text:p>Amortización annual</text:p>
          </table:table-cell>
          <table:table-cell/>
          <table:table-cell table:style-name="ce38" table:number-columns-repeated="16379"/>
        </table:table-row>
        <table:table-row table:style-name="ro1">
          <table:table-cell office:value-type="string" calcext:value-type="string">
            <text:p>Equipos informáticos</text:p>
          </table:table-cell>
          <table:table-cell table:formula="of:=2500*[$'Gastos Personal y SS'.C12]"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formula="of:=[.B5]/[.C5]" office:value-type="float" office:value="5000" calcext:value-type="float">
            <text:p>5000</text:p>
          </table:table-cell>
          <table:table-cell table:number-columns-repeated="16380"/>
        </table:table-row>
        <table:table-row table:style-name="ro12">
          <table:table-cell table:style-name="ce39" office:value-type="string" calcext:value-type="string">
            <text:p>Software ERP/CRM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.B6]/[.C6]"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7" office:value-type="string" calcext:value-type="string">
            <text:p>Estimación amortización anual</text:p>
          </table:table-cell>
          <table:table-cell table:style-name="ce17" table:formula="of:=SUM([.D5:.D6])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1">
          <table:table-cell table:style-name="ce40" office:value-type="string" calcext:value-type="string">
            <text:p>Total activos no corrientes</text:p>
          </table:table-cell>
          <table:table-cell table:style-name="ce17" table:formula="of:=SUM([.B5:.B6])" office:value-type="float" office:value="25000" calcext:value-type="float">
            <text:p>25000</text:p>
          </table:table-cell>
          <table:table-cell table:number-columns-repeated="16382"/>
        </table:table-row>
      </table:table>
      <table:table table:name="Cuenta P&amp;G" table:style-name="ta1">
        <table:table-column table:style-name="co27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11" table:number-rows-spanned="1">
            <text:p>CUENTA DE PERDIDAS Y GANANCIAS PREVISIONAL</text:p>
          </table:table-cell>
          <table:covered-table-cell table:style-name="ce43"/>
          <table:covered-table-cell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8"/>
          <table:table-cell table:style-name="ce38" office:value-type="string" calcext:value-type="string">
            <text:p>AÑO 1</text:p>
          </table:table-cell>
          <table:table-cell table:style-name="ce38" office:value-type="string" calcext:value-type="string">
            <text:p>AÑO 2</text:p>
          </table:table-cell>
          <table:table-cell table:style-name="ce38" office:value-type="string" calcext:value-type="string">
            <text:p>AÑO 3</text:p>
          </table:table-cell>
          <table:table-cell table:style-name="ce38" office:value-type="string" calcext:value-type="string">
            <text:p>AÑO 4</text:p>
          </table:table-cell>
          <table:table-cell table:style-name="ce38" office:value-type="string" calcext:value-type="string">
            <text:p>AÑO 5</text:p>
          </table:table-cell>
          <table:table-cell/>
          <table:table-cell table:style-name="ce38" table:number-columns-repeated="16377"/>
        </table:table-row>
        <table:table-row table:style-name="ro11">
          <table:table-cell table:style-name="ce41" office:value-type="string" calcext:value-type="string">
            <text:p>INGRESOS</text:p>
          </table:table-cell>
          <table:table-cell table:style-name="ce17" table:formula="of:=[$Ingresos.D16]" office:value-type="float" office:value="259880" calcext:value-type="float">
            <text:p>259880</text:p>
          </table:table-cell>
          <table:table-cell table:style-name="ce17" table:formula="of:=[$Ingresos.F16]" office:value-type="float" office:value="364880" calcext:value-type="float">
            <text:p>364880</text:p>
          </table:table-cell>
          <table:table-cell table:style-name="ce17" table:formula="of:=[$Ingresos.H16]" office:value-type="float" office:value="513620" calcext:value-type="float">
            <text:p>513620</text:p>
          </table:table-cell>
          <table:table-cell table:style-name="ce17" table:formula="of:=[$Ingresos.J16]" office:value-type="float" office:value="729330" calcext:value-type="float">
            <text:p>729330</text:p>
          </table:table-cell>
          <table:table-cell table:style-name="ce17" table:formula="of:=[$Ingresos.L16]" office:value-type="float" office:value="1034185" calcext:value-type="float">
            <text:p>1034185</text:p>
          </table:table-cell>
          <table:table-cell table:style-name="ce17"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41" office:value-type="string" calcext:value-type="string">
            <text:p>COSTES VARIABLES (VOLUMEN USUARIOS)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Costes Cloud (AWS/Azure/GCP)</text:p>
          </table:table-cell>
          <table:table-cell table:style-name="ce15" table:formula="of:=[$'Gastos Totales'.B6]" office:value-type="float" office:value="8850" calcext:value-type="float">
            <text:p>8850</text:p>
          </table:table-cell>
          <table:table-cell table:style-name="ce15" table:formula="of:=[$'Gastos Totales'.C6]" office:value-type="float" office:value="12200" calcext:value-type="float">
            <text:p>12200</text:p>
          </table:table-cell>
          <table:table-cell table:style-name="ce15" table:formula="of:=[$'Gastos Totales'.D6]" office:value-type="float" office:value="17000" calcext:value-type="float">
            <text:p>17000</text:p>
          </table:table-cell>
          <table:table-cell table:style-name="ce15" table:formula="of:=[$'Gastos Totales'.E6]" office:value-type="float" office:value="24000" calcext:value-type="float">
            <text:p>24000</text:p>
          </table:table-cell>
          <table:table-cell table:formula="of:=[$'Gastos Totales'.F6]"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PIs de IA (OpenAI, Anthropic, etc.)</text:p>
          </table:table-cell>
          <table:table-cell table:style-name="ce15" table:formula="of:=[$'Gastos Totales'.B7]" office:value-type="float" office:value="11400" calcext:value-type="float">
            <text:p>11400</text:p>
          </table:table-cell>
          <table:table-cell table:style-name="ce15" table:formula="of:=[$'Gastos Totales'.C7]" office:value-type="float" office:value="15900" calcext:value-type="float">
            <text:p>15900</text:p>
          </table:table-cell>
          <table:table-cell table:style-name="ce15" table:formula="of:=[$'Gastos Totales'.D7]" office:value-type="float" office:value="22300" calcext:value-type="float">
            <text:p>22300</text:p>
          </table:table-cell>
          <table:table-cell table:style-name="ce15" table:formula="of:=[$'Gastos Totales'.E7]" office:value-type="float" office:value="30000" calcext:value-type="float">
            <text:p>30000</text:p>
          </table:table-cell>
          <table:table-cell table:formula="of:=[$'Gastos Totales'.F7]"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TOTAL COSTES VOLUMEN USUARIOS</text:p>
          </table:table-cell>
          <table:table-cell table:style-name="ce17" table:formula="of:=SUM([.B8:.B9])" office:value-type="float" office:value="20250" calcext:value-type="float">
            <text:p>20250</text:p>
          </table:table-cell>
          <table:table-cell table:style-name="ce17" table:formula="of:=SUM([.C8:.C9])" office:value-type="float" office:value="28100" calcext:value-type="float">
            <text:p>28100</text:p>
          </table:table-cell>
          <table:table-cell table:style-name="ce17" table:formula="of:=SUM([.D8:.D9])" office:value-type="float" office:value="39300" calcext:value-type="float">
            <text:p>39300</text:p>
          </table:table-cell>
          <table:table-cell table:style-name="ce17" table:formula="of:=SUM([.E8:.E9])" office:value-type="float" office:value="54000" calcext:value-type="float">
            <text:p>54000</text:p>
          </table:table-cell>
          <table:table-cell table:style-name="ce17" table:formula="of:=SUM([.F8:.F9])" office:value-type="float" office:value="70000" calcext:value-type="float">
            <text:p>7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GASTOS DE ESTRUCTU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</text:p>
          </table:table-cell>
          <table:table-cell table:formula="of:=[$'Gastos Totales'.B10]" office:value-type="float" office:value="218000" calcext:value-type="float">
            <text:p>218000</text:p>
          </table:table-cell>
          <table:table-cell table:formula="of:=[$'Gastos Totales'.C10]" office:value-type="float" office:value="248000" calcext:value-type="float">
            <text:p>248000</text:p>
          </table:table-cell>
          <table:table-cell table:formula="of:=[$'Gastos Totales'.D10]" office:value-type="float" office:value="327000" calcext:value-type="float">
            <text:p>327000</text:p>
          </table:table-cell>
          <table:table-cell table:formula="of:=[$'Gastos Totales'.E10]" office:value-type="float" office:value="382000" calcext:value-type="float">
            <text:p>382000</text:p>
          </table:table-cell>
          <table:table-cell table:formula="of:=[$'Gastos Totales'.F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Totales'.B11]" office:value-type="float" office:value="65400" calcext:value-type="float">
            <text:p>65400</text:p>
          </table:table-cell>
          <table:table-cell table:formula="of:=[$'Gastos Totales'.C11]" office:value-type="float" office:value="74400" calcext:value-type="float">
            <text:p>74400</text:p>
          </table:table-cell>
          <table:table-cell table:formula="of:=[$'Gastos Totales'.D11]" office:value-type="float" office:value="98100" calcext:value-type="float">
            <text:p>98100</text:p>
          </table:table-cell>
          <table:table-cell table:formula="of:=[$'Gastos Totales'.E11]" office:value-type="float" office:value="114600" calcext:value-type="float">
            <text:p>114600</text:p>
          </table:table-cell>
          <table:table-cell table:formula="of:=[$'Gastos Totales'.F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blicidad &amp; Branding</text:p>
          </table:table-cell>
          <table:table-cell table:formula="of:=SUM([$'Gastos Totales'.B16:.B18])" office:value-type="float" office:value="8000" calcext:value-type="float">
            <text:p>8000</text:p>
          </table:table-cell>
          <table:table-cell table:formula="of:=SUM([$'Gastos Totales'.C16:.C18])" office:value-type="float" office:value="14000" calcext:value-type="float">
            <text:p>14000</text:p>
          </table:table-cell>
          <table:table-cell table:formula="of:=SUM([$'Gastos Totales'.D16:.D18])" office:value-type="float" office:value="19000" calcext:value-type="float">
            <text:p>19000</text:p>
          </table:table-cell>
          <table:table-cell table:formula="of:=SUM([$'Gastos Totales'.E16:.E18])" office:value-type="float" office:value="25000" calcext:value-type="float">
            <text:p>25000</text:p>
          </table:table-cell>
          <table:table-cell table:formula="of:=SUM([$'Gastos Totales'.F16:.F18])" office:value-type="float" office:value="32000" calcext:value-type="float">
            <text:p>3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table:formula="of:=[$'Gastos Totales'.B22]" office:value-type="float" office:value="1000" calcext:value-type="float">
            <text:p>1000</text:p>
          </table:table-cell>
          <table:table-cell table:formula="of:=[$'Gastos Totales'.C22]" office:value-type="float" office:value="2000" calcext:value-type="float">
            <text:p>2000</text:p>
          </table:table-cell>
          <table:table-cell table:formula="of:=[$'Gastos Totales'.D22]" office:value-type="float" office:value="3000" calcext:value-type="float">
            <text:p>3000</text:p>
          </table:table-cell>
          <table:table-cell table:formula="of:=[$'Gastos Totales'.E22]" office:value-type="float" office:value="4000" calcext:value-type="float">
            <text:p>4000</text:p>
          </table:table-cell>
          <table:table-cell table:formula="of:=[$'Gastos Totales'.F22]"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esoria legal</text:p>
          </table:table-cell>
          <table:table-cell table:formula="of:=[$'Gastos Totales'.B21]" office:value-type="float" office:value="5000" calcext:value-type="float">
            <text:p>5000</text:p>
          </table:table-cell>
          <table:table-cell table:formula="of:=[$'Gastos Totales'.C21]" office:value-type="float" office:value="7000" calcext:value-type="float">
            <text:p>7000</text:p>
          </table:table-cell>
          <table:table-cell table:formula="of:=[$'Gastos Totales'.D21]" office:value-type="float" office:value="9000" calcext:value-type="float">
            <text:p>9000</text:p>
          </table:table-cell>
          <table:table-cell table:formula="of:=[$'Gastos Totales'.E21]" office:value-type="float" office:value="10000" calcext:value-type="float">
            <text:p>10000</text:p>
          </table:table-cell>
          <table:table-cell table:formula="of:=[$'Gastos Totales'.F21]"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table:style-name="ce42" office:value-type="string" calcext:value-type="string">
            <text:p>Teletrabajo (VPN/herramientas)</text:p>
          </table:table-cell>
          <table:table-cell table:formula="of:=[$'Gastos Totales'.B13]" office:value-type="float" office:value="2000" calcext:value-type="float">
            <text:p>2000</text:p>
          </table:table-cell>
          <table:table-cell table:formula="of:=[$'Gastos Totales'.C13]" office:value-type="float" office:value="2500" calcext:value-type="float">
            <text:p>2500</text:p>
          </table:table-cell>
          <table:table-cell table:formula="of:=[$'Gastos Totales'.D13]" office:value-type="float" office:value="3000" calcext:value-type="float">
            <text:p>3000</text:p>
          </table:table-cell>
          <table:table-cell table:formula="of:=[$'Gastos Totales'.E13]" office:value-type="float" office:value="3500" calcext:value-type="float">
            <text:p>3500</text:p>
          </table:table-cell>
          <table:table-cell table:formula="of:=[$'Gastos Totales'.F13]" office:value-type="float" office:value="4000" calcext:value-type="float">
            <text:p>4000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TOTAL COSTES ESTRUCTURA</text:p>
          </table:table-cell>
          <table:table-cell table:style-name="ce17" table:formula="of:=SUM([.B13:.B18])" office:value-type="float" office:value="299400" calcext:value-type="float">
            <text:p>299400</text:p>
          </table:table-cell>
          <table:table-cell table:style-name="ce17" table:formula="of:=SUM([.C13:.C18])" office:value-type="float" office:value="347900" calcext:value-type="float">
            <text:p>347900</text:p>
          </table:table-cell>
          <table:table-cell table:style-name="ce17" table:formula="of:=SUM([.D13:.D18])" office:value-type="float" office:value="459100" calcext:value-type="float">
            <text:p>459100</text:p>
          </table:table-cell>
          <table:table-cell table:style-name="ce17" table:formula="of:=SUM([.E13:.E18])" office:value-type="float" office:value="539100" calcext:value-type="float">
            <text:p>539100</text:p>
          </table:table-cell>
          <table:table-cell table:style-name="ce17" table:formula="of:=SUM([.F13:.F18])" office:value-type="float" office:value="679600" calcext:value-type="float">
            <text:p>679600</text:p>
          </table:table-cell>
          <table:table-cell table:style-name="ce17"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41" office:value-type="string" calcext:value-type="string">
            <text:p>TOTAL GATOS</text:p>
          </table:table-cell>
          <table:table-cell table:style-name="ce17" table:formula="of:=SUM([.B19];[.B10])" office:value-type="float" office:value="319650" calcext:value-type="float">
            <text:p>319650</text:p>
          </table:table-cell>
          <table:table-cell table:style-name="ce17" table:formula="of:=SUM([.C19];[.C10])" office:value-type="float" office:value="376000" calcext:value-type="float">
            <text:p>376000</text:p>
          </table:table-cell>
          <table:table-cell table:style-name="ce17" table:formula="of:=SUM([.D19];[.D10])" office:value-type="float" office:value="498400" calcext:value-type="float">
            <text:p>498400</text:p>
          </table:table-cell>
          <table:table-cell table:style-name="ce17" table:formula="of:=SUM([.E19];[.E10])" office:value-type="float" office:value="593100" calcext:value-type="float">
            <text:p>593100</text:p>
          </table:table-cell>
          <table:table-cell table:style-name="ce17" table:formula="of:=SUM([.F19];[.F10])" office:value-type="float" office:value="749600" calcext:value-type="float">
            <text:p>749600</text:p>
          </table:table-cell>
          <table:table-cell table:style-name="ce17"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41" office:value-type="string" calcext:value-type="string">
            <text:p>BAAIT (EBITDA)</text:p>
          </table:table-cell>
          <table:table-cell table:style-name="ce17" table:formula="of:=[.B5]-[.B21]" office:value-type="float" office:value="-59770" calcext:value-type="float">
            <text:p>-59770</text:p>
          </table:table-cell>
          <table:table-cell table:style-name="ce17" table:formula="of:=[.C5]-[.C21]" office:value-type="float" office:value="-11120" calcext:value-type="float">
            <text:p>-11120</text:p>
          </table:table-cell>
          <table:table-cell table:style-name="ce17" table:formula="of:=[.D5]-[.D21]" office:value-type="float" office:value="15220" calcext:value-type="float">
            <text:p>15220</text:p>
          </table:table-cell>
          <table:table-cell table:style-name="ce17" table:formula="of:=[.E5]-[.E21]" office:value-type="float" office:value="136230" calcext:value-type="float">
            <text:p>136230</text:p>
          </table:table-cell>
          <table:table-cell table:style-name="ce17" table:formula="of:=[.F5]-[.F21]" office:value-type="float" office:value="284585" calcext:value-type="float">
            <text:p>284585</text:p>
          </table:table-cell>
          <table:table-cell table:style-name="ce17" table:number-columns-repeated="16378"/>
        </table:table-row>
        <table:table-row table:style-name="ro1">
          <table:table-cell office:value-type="string" calcext:value-type="string">
            <text:p>(-) Amortizaciones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BAIT (EBIT)</text:p>
          </table:table-cell>
          <table:table-cell table:style-name="ce17" table:formula="of:=[.B23]-[.B24]" office:value-type="float" office:value="-65270" calcext:value-type="float">
            <text:p>-65270</text:p>
          </table:table-cell>
          <table:table-cell table:style-name="ce17" table:formula="of:=[.C23]-[.C24]" office:value-type="float" office:value="-16620" calcext:value-type="float">
            <text:p>-16620</text:p>
          </table:table-cell>
          <table:table-cell table:style-name="ce17" table:formula="of:=[.D23]-[.D24]" office:value-type="float" office:value="9720" calcext:value-type="float">
            <text:p>9720</text:p>
          </table:table-cell>
          <table:table-cell table:style-name="ce17" table:formula="of:=[.E23]-[.E24]" office:value-type="float" office:value="130730" calcext:value-type="float">
            <text:p>130730</text:p>
          </table:table-cell>
          <table:table-cell table:style-name="ce17" table:formula="of:=[.F23]-[.F24]" office:value-type="float" office:value="279085" calcext:value-type="float">
            <text:p>279085</text:p>
          </table:table-cell>
          <table:table-cell table:style-name="ce17" table:number-columns-repeated="16378"/>
        </table:table-row>
        <table:table-row table:style-name="ro1">
          <table:table-cell office:value-type="string" calcext:value-type="string">
            <text:p>(-) Gastos financieros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BAT (EBT)</text:p>
          </table:table-cell>
          <table:table-cell table:style-name="ce17" table:formula="of:=[.B25]-[.B26]" office:value-type="float" office:value="-65272" calcext:value-type="float">
            <text:p>-65272</text:p>
          </table:table-cell>
          <table:table-cell table:style-name="ce17" table:formula="of:=[.C25]-[.C26]" office:value-type="float" office:value="-16622" calcext:value-type="float">
            <text:p>-16622</text:p>
          </table:table-cell>
          <table:table-cell table:style-name="ce17" table:formula="of:=[.D25]-[.D26]" office:value-type="float" office:value="9718" calcext:value-type="float">
            <text:p>9718</text:p>
          </table:table-cell>
          <table:table-cell table:style-name="ce17" table:formula="of:=[.E25]-[.E26]" office:value-type="float" office:value="130728" calcext:value-type="float">
            <text:p>130728</text:p>
          </table:table-cell>
          <table:table-cell table:style-name="ce17" table:formula="of:=[.F25]-[.F26]" office:value-type="float" office:value="279083" calcext:value-type="float">
            <text:p>279083</text:p>
          </table:table-cell>
          <table:table-cell table:style-name="ce17" table:number-columns-repeated="16378"/>
        </table:table-row>
        <table:table-row table:style-name="ro1">
          <table:table-cell office:value-type="string" calcext:value-type="string">
            <text:p>(-) Impuesto sociedades (22%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2*[.D27]" office:value-type="float" office:value="1943.6" calcext:value-type="float">
            <text:p>1943.6</text:p>
          </table:table-cell>
          <table:table-cell table:formula="of:=0.2*[.E27]" office:value-type="float" office:value="26145.6" calcext:value-type="float">
            <text:p>26145.6</text:p>
          </table:table-cell>
          <table:table-cell table:formula="of:=0.2*[.F27]" office:value-type="float" office:value="55816.6" calcext:value-type="float">
            <text:p>55816.6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BENEFICIO NETO</text:p>
          </table:table-cell>
          <table:table-cell table:style-name="ce17" table:formula="of:=[.B27]-[.B28]" office:value-type="float" office:value="-65272" calcext:value-type="float">
            <text:p>-65272</text:p>
          </table:table-cell>
          <table:table-cell table:style-name="ce17" table:formula="of:=[.C27]-[.C28]" office:value-type="float" office:value="-16622" calcext:value-type="float">
            <text:p>-16622</text:p>
          </table:table-cell>
          <table:table-cell table:style-name="ce17" table:formula="of:=[.D27]-[.D28]" office:value-type="float" office:value="7774.4" calcext:value-type="float">
            <text:p>7774.4</text:p>
          </table:table-cell>
          <table:table-cell table:style-name="ce17" table:formula="of:=[.E27]-[.E28]" office:value-type="float" office:value="104582.4" calcext:value-type="float">
            <text:p>104582.4</text:p>
          </table:table-cell>
          <table:table-cell table:style-name="ce17" table:formula="of:=[.F27]-[.F28]" office:value-type="float" office:value="223266.4" calcext:value-type="float">
            <text:p>223266.4</text:p>
          </table:table-cell>
          <table:table-cell table:style-name="ce17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1" number:min-decimal-places="1" number:min-integer-digits="1"/>
      <number:text loext:blank-width-char=" "> </number:text>
    </number:number-style>
    <number:number-style style:name="N156">
      <number:text>-</number:text>
      <number:number number:decimal-places="1" number:min-decimal-places="1" number:min-integer-digits="1"/>
      <number:text> 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58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percentage-style style:name="N159">
      <number:number number:decimal-places="3" number:min-decimal-places="3" number:min-integer-digits="1"/>
      <number:text>%</number:text>
    </number:percentage-style>
    <number:percentage-style style:name="N160">
      <number:number number:decimal-places="4" number:min-decimal-places="4" number:min-integer-digits="1"/>
      <number:text>%</number:text>
    </number:percentage-style>
    <number:number-style style:name="N161P0" style:volatile="true">
      <number:number number:decimal-places="0" number:min-decimal-places="0" number:min-integer-digits="1"/>
      <number:text loext:blank-width-char=" "> </number:text>
    </number:number-style>
    <number:number-style style:name="N161"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currency-style style:name="N16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5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 style:data-style-name="N2" text:time-value="19:15:02.792379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24:18.535859963</meta:creation-date>
    <dc:date>2025-05-31T20:24:44.432004566</dc:date>
    <meta:editing-duration>PT2H28S</meta:editing-duration>
    <meta:editing-cycles>23</meta:editing-cycles>
    <meta:generator>LibreOffice/24.8.5.2$Linux_X86_64 LibreOffice_project/480$Build-2</meta:generator>
    <meta:document-statistic meta:table-count="5" meta:cell-count="471" meta:object-count="0"/>
  </office:meta>
</office:document-meta>
</file>